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1.99pt"/>
    </style:style>
    <style:style style:name="co3" style:family="table-column">
      <style:table-column-properties fo:break-before="auto" style:column-width="187.5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henotypes ID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Hemispher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Lob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nks of Superior Temporal Sulcu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audal Anterior Cingulat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audalm Middle Frontal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uneus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ntorhin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usiform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ferior Parieta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ferior Temporal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sthmus Cingulate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ateral Occipital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ateral Orbitofrontal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ingual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edial Orbitofrontal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temporal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ahippocampal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acentral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sopercularis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sorbitalis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striangularis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ericalcarine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ostcentral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osterior Cingulate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recentra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recuneus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ostral Anterior Cingulat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ostral Middle Fronta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uperior Frontal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uperior Parietal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uperior Temporal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upramarginal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al Pole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emporal Pole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Transversetemporal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Insula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ean Thickness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nks of Superior Temporal Sulcus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udal Anterior Cingulate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audalm Middle Frontal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uneu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ntorhinal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usiform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ferior Parietal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ferior Temporal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sthmus Cingulate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ateral Occipital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ateral Orbitofrontal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ingual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edial Orbitofrontal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temporal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ahippocampal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acentral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sopercularis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sorbitali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striangularis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ricalcarine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stcentral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osterior Cingulate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recentral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recuneus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stral Anterior Cingulate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ostral Middle Frontal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uperior Frontal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uperior Parietal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uperior Tempora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upramarginal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al Pole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emporal Pole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ransversetemporal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sula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ean Thickness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anks of Superior Temporal Sulcus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udal Anterior Cingulate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audalm Middle Frontal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uneus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ntorhinal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usiform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ferior Parietal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ferior Temporal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sthmus Cingulate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ateral Occipital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ateral Orbitofrontal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gual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dial Orbitofrontal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iddletemporal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ahippocampal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acentral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sopercularis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sorbitalis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arstriangularis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icalcarine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tcentral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osterior Cingulate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ecentral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recuneus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stral Anterior Cingulate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ostral Middle Frontal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erior Frontal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erior Parietal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erior Temporal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pramarginal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rontal Pole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emporal Pole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ransversetemporal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sula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 Thickness</text:p>
          </table:table-cell>
          <table:table-cell table:number-columns-repeated="102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individuals" table:style-name="ta1"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SNPs</text:p>
          </table:table-cell>
          <table:table-cell table:style-name="ce1" office:value-type="string" calcext:value-type="string">
            <text:p>Region ID</text:p>
          </table:table-cell>
          <table:table-cell table:style-name="ce1" office:value-type="string" calcext:value-type="string">
            <text:p>Hemisphere</text:p>
          </table:table-cell>
          <table:table-cell table:style-name="ce1" office:value-type="string" calcext:value-type="string">
            <text:p>Region Name</text:p>
          </table:table-cell>
          <table:table-cell table:style-name="ce1" office:value-type="string" calcext:value-type="string">
            <text:p>Significance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ateralorbitofrontal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9405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220887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048432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940589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 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s147515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01" calcext:value-type="float">
            <text:p>0.01</text:p>
          </table:table-cell>
        </table:table-row>
      </table:table>
      <table:table table:name="Affected" table:style-name="ta1">
        <table:table-column table:style-name="co4" table:default-cell-style-name="Default"/>
        <table:table-row table:style-name="ro1">
          <table:table-cell/>
        </table:table-row>
      </table:table>
      <table:table table:name="Affected dominant" table:style-name="ta1">
        <table:table-column table:style-name="co4" table:default-cell-style-name="Default"/>
        <table:table-row table:style-name="ro1">
          <table:table-cell/>
        </table:table-row>
      </table:table>
      <table:table table:name="Affected recessive" table:style-name="ta1">
        <table:table-column table:style-name="co4" table:default-cell-style-name="Default"/>
        <table:table-row table:style-name="ro1">
          <table:table-cell/>
        </table:table-row>
      </table:table>
      <table:table table:name="Unaffected" table:style-name="ta1">
        <table:table-column table:style-name="co4" table:default-cell-style-name="Default"/>
        <table:table-row table:style-name="ro1">
          <table:table-cell/>
        </table:table-row>
      </table:table>
      <table:table table:name="Unaffected dominant" table:style-name="ta1">
        <table:table-column table:style-name="co4" table:default-cell-style-name="Default"/>
        <table:table-row table:style-name="ro1">
          <table:table-cell/>
        </table:table-row>
      </table:table>
      <table:table table:name="Unaffected recessiv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5:18:53.865397978</meta:creation-date>
    <dc:date>2020-05-23T15:47:51.676735132</dc:date>
    <meta:editing-duration>PT10M40S</meta:editing-duration>
    <meta:editing-cycles>5</meta:editing-cycles>
    <meta:generator>LibreOffice/6.0.7.3$Linux_X86_64 LibreOffice_project/00m0$Build-3</meta:generator>
    <meta:document-statistic meta:table-count="8" meta:cell-count="353" meta:object-count="0"/>
  </office:meta>
</office:document-meta>
</file>